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ca3" officeooo:paragraph-rsid="0016fc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 3<text:line-break/><text:line-break/>The command <text:line-break/><text:line-break/>shl eax ,2<text:line-break/><text:line-break/>multiplies eax by 4 and stores the result in eax<text:line-break/>The command<text:line-break/><text:line-break/>add <text:s/>eax, edx<text:line-break/><text:line-break/>effectively does this : eax+=eax<text:line-break/><text:line-break/>which is equivalent to multipling the value stored in the eax register by 5<text:line-break/><text:line-break/>Hence, the executable multiplies the input integer by 5 and displays it using c.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1:03:32.111351848</meta:creation-date>
    <dc:date>2017-08-08T21:06:46.996583400</dc:date>
    <meta:editing-duration>PT3M15S</meta:editing-duration>
    <meta:editing-cycles>1</meta:editing-cycles>
    <meta:document-statistic meta:table-count="0" meta:image-count="0" meta:object-count="0" meta:page-count="1" meta:paragraph-count="1" meta:word-count="55" meta:character-count="307" meta:non-whitespace-character-count="244"/>
    <meta:generator>LibreOffice/5.3.1.2$Linux_X86_64 LibreOffice_project/30m0$Build-2</meta:generator>
  </office:meta>
</office:document-meta>
</file>